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e3" style:family="table-cell" style:parent-style-name="Default" style:data-style-name="N4">
      <style:table-cell-properties style:vertical-align="middle" style:cell-protect="protected"/>
    </style:style>
    <style:style style:name="ce4" style:family="table-cell" style:parent-style-name="Default" style:data-style-name="N2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ÚMERO DE PEDIDO</text:p>
          </table:table-cell>
          <table:table-cell office:value-type="string" table:style-name="ce1">
            <text:p>CÓDIGO CLIENTE</text:p>
          </table:table-cell>
          <table:table-cell office:value-type="string" table:style-name="ce1">
            <text:p>FECHA DE PEDIDO</text:p>
          </table:table-cell>
          <table:table-cell office:value-type="string" table:style-name="ce1">
            <text:p>FORMA DE PAGO</text:p>
          </table:table-cell>
          <table:table-cell office:value-type="string" table:style-name="ce1">
            <text:p>DESCUENTO</text:p>
          </table:table-cell>
          <table:table-cell office:value-type="string" table:style-name="ce1">
            <text:p>ENVIADO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T01</text:p>
          </table:table-cell>
          <table:table-cell office:value-type="date" office:date-value="2000-03-11T00:00:00" table:style-name="ce2">
            <text:p>11/03/2000</text:p>
          </table:table-cell>
          <table:table-cell office:value-type="string" table:style-name="ce1">
            <text:p>CONTADO</text:p>
          </table:table-cell>
          <table:table-cell office:value-type="float" office:value="0.02" table:style-name="ce4">
            <text:p>0.02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T23</text:p>
          </table:table-cell>
          <table:table-cell office:value-type="date" office:date-value="2000-03-18T00:00:00" table:style-name="ce2">
            <text:p>18/03/2000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T25</text:p>
          </table:table-cell>
          <table:table-cell office:value-type="date" office:date-value="2000-03-31T00:00:00" table:style-name="ce2">
            <text:p>31/03/200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.09</text:p>
          </table:table-cell>
          <table:table-cell office:value-type="boolean" office:boolean-value="false" table:style-name="ce1">
            <text:p>FALSO</text:p>
          </table:table-cell>
          <table:table-cell table:style-name="ce1"/>
          <table:table-cell table:style-name="ce3"/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T12</text:p>
          </table:table-cell>
          <table:table-cell office:value-type="date" office:date-value="2000-04-12T00:00:00" table:style-name="ce2">
            <text:p>12/04/2000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T01</text:p>
          </table:table-cell>
          <table:table-cell office:value-type="date" office:date-value="2000-04-15T00:00:00" table:style-name="ce2">
            <text:p>15/04/2000</text:p>
          </table:table-cell>
          <table:table-cell office:value-type="string" table:style-name="ce1">
            <text:p>TARJETA</text:p>
          </table:table-cell>
          <table:table-cell office:value-type="float" office:value="0.02" table:style-name="ce3">
            <text:p>0.02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T21</text:p>
          </table:table-cell>
          <table:table-cell office:value-type="date" office:date-value="2000-04-21T00:00:00" table:style-name="ce2">
            <text:p>21/04/2000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.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T04</text:p>
          </table:table-cell>
          <table:table-cell office:value-type="date" office:date-value="2001-05-01T00:00:00" table:style-name="ce2">
            <text:p>01/05/20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3">
            <text:p>0.08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T06</text:p>
          </table:table-cell>
          <table:table-cell office:value-type="date" office:date-value="2001-05-19T00:00:00" table:style-name="ce2">
            <text:p>19/05/2001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.09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T13</text:p>
          </table:table-cell>
          <table:table-cell office:value-type="date" office:date-value="2000-04-30T00:00:00" table:style-name="ce2">
            <text:p>30/04/2000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3">
            <text:p>0.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T25</text:p>
          </table:table-cell>
          <table:table-cell office:value-type="date" office:date-value="2001-05-11T00:00:00" table:style-name="ce2">
            <text:p>11/05/2001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3">
            <text:p>0.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T10</text:p>
          </table:table-cell>
          <table:table-cell office:value-type="date" office:date-value="2002-05-22T00:00:00" table:style-name="ce2">
            <text:p>22/05/200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T16</text:p>
          </table:table-cell>
          <table:table-cell office:value-type="date" office:date-value="2001-05-28T00:00:00" table:style-name="ce2">
            <text:p>28/05/2001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.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T07</text:p>
          </table:table-cell>
          <table:table-cell office:value-type="date" office:date-value="2000-05-31T00:00:00" table:style-name="ce2">
            <text:p>31/05/2000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T18</text:p>
          </table:table-cell>
          <table:table-cell office:value-type="date" office:date-value="2000-06-02T00:00:00" table:style-name="ce2">
            <text:p>02/06/200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T09</text:p>
          </table:table-cell>
          <table:table-cell office:value-type="date" office:date-value="2001-06-04T00:00:00" table:style-name="ce2">
            <text:p>04/06/2001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T34</text:p>
          </table:table-cell>
          <table:table-cell office:value-type="date" office:date-value="2000-06-06T00:00:00" table:style-name="ce2">
            <text:p>06/06/2000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.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T28</text:p>
          </table:table-cell>
          <table:table-cell office:value-type="date" office:date-value="2000-06-08T00:00:00" table:style-name="ce2">
            <text:p>08/06/2000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.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T30</text:p>
          </table:table-cell>
          <table:table-cell office:value-type="date" office:date-value="2001-04-02T00:00:00" table:style-name="ce2">
            <text:p>02/04/2001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T02</text:p>
          </table:table-cell>
          <table:table-cell office:value-type="date" office:date-value="2000-08-15T00:00:00" table:style-name="ce2">
            <text:p>15/08/200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T30</text:p>
          </table:table-cell>
          <table:table-cell office:value-type="date" office:date-value="2000-06-08T00:00:00" table:style-name="ce2">
            <text:p>08/06/2000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T14</text:p>
          </table:table-cell>
          <table:table-cell office:value-type="date" office:date-value="2001-06-20T00:00:00" table:style-name="ce2">
            <text:p>20/06/2001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T26</text:p>
          </table:table-cell>
          <table:table-cell office:value-type="date" office:date-value="2002-06-23T00:00:00" table:style-name="ce2">
            <text:p>23/06/2002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T26</text:p>
          </table:table-cell>
          <table:table-cell office:value-type="date" office:date-value="2001-06-30T00:00:00" table:style-name="ce2">
            <text:p>30/06/2001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T24</text:p>
          </table:table-cell>
          <table:table-cell office:value-type="date" office:date-value="2001-07-02T00:00:00" table:style-name="ce2">
            <text:p>02/07/2001</text:p>
          </table:table-cell>
          <table:table-cell office:value-type="string" table:style-name="ce1">
            <text:p>TARJETA</text:p>
          </table:table-cell>
          <table:table-cell office:value-type="float" office:value="0.03" table:style-name="ce3">
            <text:p>0.03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T20</text:p>
          </table:table-cell>
          <table:table-cell office:value-type="date" office:date-value="2001-07-08T00:00:00" table:style-name="ce2">
            <text:p>08/07/2001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T04</text:p>
          </table:table-cell>
          <table:table-cell office:value-type="date" office:date-value="2002-07-12T00:00:00" table:style-name="ce2">
            <text:p>12/07/2002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3">
            <text:p>0.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T34</text:p>
          </table:table-cell>
          <table:table-cell office:value-type="date" office:date-value="2002-07-15T00:00:00" table:style-name="ce2">
            <text:p>15/07/2002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T09</text:p>
          </table:table-cell>
          <table:table-cell office:value-type="date" office:date-value="2001-07-18T00:00:00" table:style-name="ce2">
            <text:p>18/07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T34</text:p>
          </table:table-cell>
          <table:table-cell office:value-type="date" office:date-value="2002-07-20T00:00:00" table:style-name="ce2">
            <text:p>20/07/2002</text:p>
          </table:table-cell>
          <table:table-cell office:value-type="string" table:style-name="ce1">
            <text:p>APLAZADO</text:p>
          </table:table-cell>
          <table:table-cell office:value-type="float" office:value="0.04" table:style-name="ce3">
            <text:p>0.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T30</text:p>
          </table:table-cell>
          <table:table-cell office:value-type="date" office:date-value="2002-07-22T00:00:00" table:style-name="ce2">
            <text:p>22/07/2002</text:p>
          </table:table-cell>
          <table:table-cell office:value-type="string" table:style-name="ce1">
            <text:p>TARJETA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T31</text:p>
          </table:table-cell>
          <table:table-cell office:value-type="date" office:date-value="2002-07-25T00:00:00" table:style-name="ce2">
            <text:p>25/07/2002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.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T34</text:p>
          </table:table-cell>
          <table:table-cell office:value-type="date" office:date-value="2000-07-31T00:00:00" table:style-name="ce2">
            <text:p>31/07/2000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.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T18</text:p>
          </table:table-cell>
          <table:table-cell office:value-type="date" office:date-value="2002-08-30T00:00:00" table:style-name="ce2">
            <text:p>30/08/20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.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T28</text:p>
          </table:table-cell>
          <table:table-cell office:value-type="date" office:date-value="2002-09-02T00:00:00" table:style-name="ce2">
            <text:p>02/09/20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.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T09</text:p>
          </table:table-cell>
          <table:table-cell office:value-type="date" office:date-value="2002-09-05T00:00:00" table:style-name="ce2">
            <text:p>05/09/2002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.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T09</text:p>
          </table:table-cell>
          <table:table-cell office:value-type="date" office:date-value="2002-09-05T00:00:00" table:style-name="ce2">
            <text:p>05/09/200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T28</text:p>
          </table:table-cell>
          <table:table-cell office:value-type="date" office:date-value="2000-09-10T00:00:00" table:style-name="ce2">
            <text:p>10/09/200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.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T01</text:p>
          </table:table-cell>
          <table:table-cell office:value-type="date" office:date-value="2002-08-18T00:00:00" table:style-name="ce2">
            <text:p>18/08/200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T01</text:p>
          </table:table-cell>
          <table:table-cell office:value-type="date" office:date-value="2001-08-02T00:00:00" table:style-name="ce2">
            <text:p>02/08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T01</text:p>
          </table:table-cell>
          <table:table-cell office:value-type="date" office:date-value="2002-09-17T00:00:00" table:style-name="ce2">
            <text:p>17/09/2002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.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T01</text:p>
          </table:table-cell>
          <table:table-cell office:value-type="date" office:date-value="2002-09-30T00:00:00" table:style-name="ce2">
            <text:p>30/09/2002</text:p>
          </table:table-cell>
          <table:table-cell office:value-type="string" table:style-name="ce1">
            <text:p>TARJETA</text:p>
          </table:table-cell>
          <table:table-cell office:value-type="float" office:value="0.12" table:style-name="ce3">
            <text:p>0.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T01</text:p>
          </table:table-cell>
          <table:table-cell office:value-type="date" office:date-value="2002-10-19T00:00:00" table:style-name="ce2">
            <text:p>19/10/2002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.04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T01</text:p>
          </table:table-cell>
          <table:table-cell office:value-type="date" office:date-value="2000-10-28T00:00:00" table:style-name="ce2">
            <text:p>28/10/2000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T34</text:p>
          </table:table-cell>
          <table:table-cell office:value-type="date" office:date-value="2000-12-12T00:00:00" table:style-name="ce2">
            <text:p>12/12/2000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.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T04</text:p>
          </table:table-cell>
          <table:table-cell office:value-type="date" office:date-value="2002-12-23T00:00:00" table:style-name="ce2">
            <text:p>23/12/2002</text:p>
          </table:table-cell>
          <table:table-cell office:value-type="string" table:style-name="ce1">
            <text:p>TARJETA</text:p>
          </table:table-cell>
          <table:table-cell office:value-type="float" office:value="0.04" table:style-name="ce3">
            <text:p>0.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T09</text:p>
          </table:table-cell>
          <table:table-cell office:value-type="date" office:date-value="2001-12-24T00:00:00" table:style-name="ce2">
            <text:p>24/12/2001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3">
            <text:p>0.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T01</text:p>
          </table:table-cell>
          <table:table-cell office:value-type="date" office:date-value="2001-12-27T00:00:00" table:style-name="ce2">
            <text:p>27/12/20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3">
            <text:p>0.08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T06</text:p>
          </table:table-cell>
          <table:table-cell office:value-type="date" office:date-value="2001-01-12T00:00:00" table:style-name="ce2">
            <text:p>12/01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.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T02</text:p>
          </table:table-cell>
          <table:table-cell office:value-type="date" office:date-value="2001-01-24T00:00:00" table:style-name="ce2">
            <text:p>24/01/2001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.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T30</text:p>
          </table:table-cell>
          <table:table-cell office:value-type="date" office:date-value="2001-01-01T00:00:00" table:style-name="ce2">
            <text:p>01/01/2001</text:p>
          </table:table-cell>
          <table:table-cell office:value-type="string" table:style-name="ce1">
            <text:p>APLAZADO</text:p>
          </table:table-cell>
          <table:table-cell office:value-type="float" office:value="0.09" table:style-name="ce3">
            <text:p>0.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CT30</text:p>
          </table:table-cell>
          <table:table-cell office:value-type="date" office:date-value="2002-08-10T00:00:00" table:style-name="ce2">
            <text:p>10/08/2002</text:p>
          </table:table-cell>
          <table:table-cell office:value-type="string" table:style-name="ce1">
            <text:p>TARJETA</text:p>
          </table:table-cell>
          <table:table-cell office:value-type="float" office:value="0" table:style-name="ce3">
            <text:p>0.00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string" table:style-name="ce1">
            <text:p>CT30</text:p>
          </table:table-cell>
          <table:table-cell office:value-type="date" office:date-value="2002-03-27T00:00:00" table:style-name="ce2">
            <text:p>27/03/2002</text:p>
          </table:table-cell>
          <table:table-cell office:value-type="string" table:style-name="ce1">
            <text:p>TARJETA</text:p>
          </table:table-cell>
          <table:table-cell office:value-type="float" office:value="0" table:style-name="ce3">
            <text:p>0.00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named-expressions>
        <table:named-range table:name="PEDIDOS" table:cell-range-address="PEDIDOS.$A$1:PEDIDOS.$F$53" table:base-cell-address="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jonathan</meta:initial-creator>
    <dc:creator>jonathan</dc:creator>
    <meta:creation-date>2021-06-09T04:29:34Z</meta:creation-date>
    <dc:date>2021-06-09T04:42:02Z</dc:date>
  </office:meta>
</office:document-meta>
</file>